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be20" officeooo:paragraph-rsid="001cbe20"/>
    </style:style>
    <style:style style:name="P2" style:family="paragraph" style:parent-style-name="Standard">
      <style:text-properties officeooo:rsid="001f5e88" officeooo:paragraph-rsid="001f5e88"/>
    </style:style>
    <style:style style:name="P3" style:family="paragraph" style:parent-style-name="Standard">
      <style:text-properties officeooo:rsid="00204611" officeooo:paragraph-rsid="0020a666"/>
    </style:style>
    <style:style style:name="T1" style:family="text">
      <style:text-properties officeooo:rsid="001db941"/>
    </style:style>
    <style:style style:name="T2" style:family="text">
      <style:text-properties officeooo:rsid="0020a6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<text:span text:style-name="T1">Run Cuda C/C++ in a Google Collab Notebook</text:span></text:p>
      <text:p text:style-name="P1"/>
      <text:p text:style-name="P2">1) Useful Youtube video: <text:a xlink:type="simple" xlink:href="https://www.youtube.com/watch?v=gggQ9-_crmU" text:style-name="Internet_20_link" text:visited-style-name="Visited_20_Internet_20_Link">https://www.youtube.com/watch?v=gggQ9-_crmU</text:a></text:p>
      <text:p text:style-name="P2"/>
      <text:p text:style-name="P3">2) <text:span text:style-name="T2">Useful article</text:span></text:p>
      <text:p text:style-name="P3">https://harshityadav95.medium.com/how-to-run-cuda-c-or-c-on-google-colab-or-azure-notebook-ea75a23a596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6T12:35:02.739089039</meta:creation-date>
    <dc:date>2021-05-16T12:37:32.387251650</dc:date>
    <meta:editing-duration>PT2M2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9" meta:character-count="237" meta:non-whitespace-character-count="222"/>
  </office:meta>
</office:document-meta>
</file>